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3" style:family="paragraph" style:parent-style-name="Standard" style:list-style-name="WWNum2">
      <style:paragraph-properties fo:margin-left="0.5in" fo:margin-right="0in" fo:margin-top="0in" fo:margin-bottom="0.111in" loext:contextual-spacing="tru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.111in" loext:contextual-spacing="tru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11in" loext:contextual-spacing="true" fo:line-height="100%" fo:text-align="start" style:justify-single-word="false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.111in" loext:contextual-spacing="true" fo:line-height="100%" fo:text-align="start" style:justify-single-word="false" fo:text-indent="-0.25in" style:auto-text-indent="false"/>
    </style:style>
    <style:style style:name="P7" style:family="paragraph" style:parent-style-name="Standard">
      <style:paragraph-properties fo:margin-top="0in" fo:margin-bottom="0.111in" loext:contextual-spacing="false" fo:line-height="100%"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6e6e6e" fo:font-size="14pt" style:font-size-asian="14pt" style:font-size-complex="14pt" fo:background-color="#ffffff"/>
    </style:style>
    <style:style style:name="T4" style:family="text">
      <style:text-properties fo:color="#6e6e6e" fo:font-size="14pt" style:font-size-asian="14pt" style:font-size-complex="14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Proposal</text:span></text:p>
      <text:p text:style-name="P1"/>
      <text:p text:style-name="P1"/>
      <text:p text:style-name="P1"><text:span text:style-name="T2">Problem domain</text:span></text:p>
      <text:list xml:id="list8331625688145818482" text:style-name="WWNum2">
        <text:list-item>
          <text:p text:style-name="P3"><text:span text:style-name="T3">What problem does your project solve?</text:span></text:p>
        </text:list-item>
      </text:list>
      <text:p text:style-name="P1">This app will help a user to plan a cocktail party. It will make the organization of ingredients and instructions easy. It will also prepare a printable menu that can be elegantly displayed at the party.</text:p>
      <text:p text:style-name="P1"/>
      <text:list xml:id="list1432156018430574260" text:style-name="WWNum3">
        <text:list-item>
          <text:p text:style-name="P4"><text:span text:style-name="T3">Who has this problem?</text:span></text:p>
        </text:list-item>
      </text:list>
      <text:p text:style-name="P1">Party planning and organization is a problem domain that challenges those of us who like to entertain.</text:p>
      <text:p text:style-name="P1"/>
      <text:list xml:id="list125241218175629" text:continue-numbering="true" text:style-name="WWNum3">
        <text:list-item>
          <text:p text:style-name="P4"><text:span text:style-name="T3">How will your project solve this problem?</text:span></text:p>
        </text:list-item>
      </text:list>
      <text:p text:style-name="P1">The app will help with the problem of organization by calculating the amount of ingredients needed for the party, preparing a list of instructions for making the drinks chosen, and preparing a printable menu that will not only wow guests, but convince them that this guy is not fucking around.</text:p>
      <text:p text:style-name="P7"/>
      <text:list xml:id="list125239338746079" text:continue-numbering="true" text:style-name="WWNum3">
        <text:list-item>
          <text:p text:style-name="P4"><text:span text:style-name="T3">What inputs does it need?</text:span></text:p>
        </text:list-item>
      </text:list>
      <text:p text:style-name="P7">The user will input the number of guests invited to said party, and enter the drinks, and instructions for making the drinks into the webpage.</text:p>
      <text:p text:style-name="P7"/>
      <text:list xml:id="list125239255181372" text:continue-numbering="true" text:style-name="WWNum3">
        <text:list-item>
          <text:p text:style-name="P4"><text:span text:style-name="T3">What outputs does it produce?</text:span></text:p>
        </text:list-item>
      </text:list>
      <text:p text:style-name="P7">The outputs from the process are:</text:p>
      <text:list xml:id="list7315282453375556394" text:style-name="WWNum1">
        <text:list-item>
          <text:p text:style-name="P5">A shopping list. This is a master list of the total amounts of ingredients needed for all drinks on the drink list.</text:p>
        </text:list-item>
        <text:list-item>
          <text:p text:style-name="P5">A bartender’s guide. This is a list of the drinks, including ingredient amounts and instructions for making each drink.</text:p>
        </text:list-item>
        <text:list-item>
          <text:p text:style-name="P5">A menu. The app will put together a document that can be saved as a .pdf and printed out. This is for display as a menu at the party.</text:p>
        </text:list-item>
      </text:list>
      <text:p text:style-name="P7"/>
      <text:list xml:id="list125239446043688" text:continue-list="list125239255181372" text:style-name="WWNum3">
        <text:list-item>
          <text:p text:style-name="P4"><text:span text:style-name="T3">What web APIs will it use?</text:span></text:p>
        </text:list-item>
      </text:list>
      <text:p text:style-name="P7"/>
      <text:p text:style-name="P7">The following web APIs will be used in the app:</text:p>
      <text:list xml:id="list1267548585416908265" text:style-name="WWNum4">
        <text:list-item>
          <text:p text:style-name="P6"><text:soft-page-break/>Firebase. The user will be allowed to persist their cocktail parties to be accessed at later dates.</text:p>
        </text:list-item>
        <text:list-item>
          <text:p text:style-name="P6">.pdf generator. The app will call an API to generate a pdf from the html and css on the page.</text:p>
        </text:list-item>
      </text:list>
      <text:p text:style-name="P7"/>
      <text:list xml:id="list125240704683706" text:continue-list="list125239446043688" text:style-name="WWNum3">
        <text:list-item>
          <text:p text:style-name="P4"><text:span text:style-name="T3">What technologies will it use?</text:span></text:p>
        </text:list-item>
      </text:list>
      <text:p text:style-name="P7">The app will use semantic html5, CSS, Bootstrap, local storage for persistence, Firebase API for long term persistence, html to .pdf API.</text:p>
      <text:p text:style-name="P7"/>
      <text:p text:style-name="P7"><text:span text:style-name="T6">MVP:</text:span></text:p>
      <text:p text:style-name="P7">Adding drinks.</text:p>
      <text:p text:style-name="P7">Creating master ingredient list</text:p>
      <text:p text:style-name="P7">Creating bartender’s guide</text:p>
      <text:p text:style-name="P7">Creating menu pdf</text:p>
      <text:p text:style-name="P7"><text:span text:style-name="T6">Stretch Goals:</text:span></text:p>
      <text:p text:style-name="P7">Persistence of party using FireBase</text:p>
      <text:p text:style-name="P7">Deployment of website to FireBase</text:p>
      <text:p text:style-name="P7"/>
      <text:p text:style-name="P7">Project planning tool:</text:p>
      <text:p text:style-name="P1"><text:a xlink:type="simple" xlink:href="https://trello.com/b/fIBgmJzb/q1-project" text:style-name="Internet_20_link" text:visited-style-name="Visited_20_Internet_20_Link"><text:span text:style-name="T7">https://trello.com/b/fIBgmJzb/q1-project</text:span></text:a></text:p>
      <text:p text:style-name="P1"/>
      <text:p text:style-name="P1">Wireframes:</text:p>
      <text:p text:style-name="P1">https://github.com/jhlindell/Q1-Project/tree/master/Docu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33333" fo:font-size="14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 fo:background-color="#ffffff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33333" fo:font-size="14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 fo:background-color="#ffffff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358" meta:character-count="2084" meta:non-whitespace-character-count="1771"/>
    <meta:generator>LibreOfficeDev/5.1.0.3$Linux_X86_64 LibreOffice_project/</meta:generator>
  </office:meta>
</office:document-meta>
</file>